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1C0000013D1EB56E4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514cm" svg:height="8.387cm" svg:x="1.4cm" svg:y="3.3cm">
          <draw:image xlink:href="Pictures/100000000000011C0000013D1EB56E4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23:18:04.076000000</meta:creation-date>
    <dc:date>2014-12-04T23:18:58.676000000</dc:date>
    <meta:editing-duration>PT54S</meta:editing-duration>
    <meta:editing-cycles>1</meta:editing-cycles>
    <meta:document-statistic meta:object-count="1"/>
    <meta:generator>LibreOffice/4.3.2.2$Windows_x86 LibreOffice_project/edfb5295ba211bd31ad47d0bad0118690f76407d</meta:generator>
  </office:meta>
</office:document-meta>
</file>